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Helvetica, sans-serif"/>
    <style:font-face style:name="lora" svg:font-family="lora, serif"/>
    <style:font-face style:name="monospace" svg:font-family="monospace"/>
    <style:font-face style:name="monospace1" svg:font-family="monospace, monospace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6pt" style:font-size-asian="16pt" style:font-name-complex="Calibri Light1" style:font-size-complex="16pt"/>
    </style:style>
    <style:style style:name="P2" style:family="paragraph" style:parent-style-name="Standard">
      <style:text-properties style:font-name="Calibri Light" fo:font-size="16pt" officeooo:rsid="001ff4dc" officeooo:paragraph-rsid="001ff4dc" style:font-size-asian="16pt" style:font-name-complex="Calibri Light1" style:font-size-complex="16pt"/>
    </style:style>
    <style:style style:name="P3" style:family="paragraph" style:parent-style-name="Standard">
      <style:text-properties style:font-name="Calibri Light" fo:font-size="16pt" style:font-size-asian="16pt" style:language-asian="pt" style:country-asian="BR" style:font-name-complex="Calibri Light1" style:font-size-complex="16pt"/>
    </style:style>
    <style:style style:name="P4" style:family="paragraph" style:parent-style-name="Standard">
      <style:text-properties style:font-name="Calibri Light" fo:font-size="16pt" fo:font-weight="normal" fo:background-color="#ffffff" style:font-size-asian="16pt" style:font-weight-asian="normal" style:font-name-complex="Calibri Light1" style:font-size-complex="16pt" loext:padding="0cm" loext:border="none"/>
    </style:style>
    <style:style style:name="P5" style:family="paragraph" style:parent-style-name="Standard">
      <style:text-properties fo:color="#111111" style:font-name="Calibri Light" fo:font-size="16pt" fo:background-color="#ffffff" style:font-size-asian="16pt" style:font-name-complex="Calibri Light1" style:font-size-complex="16pt"/>
    </style:style>
    <style:style style:name="P6" style:family="paragraph" style:parent-style-name="Standard">
      <style:text-properties fo:color="#666666" style:font-name="Courier New" fo:font-size="13.5pt" style:font-name-asian="Times New Roman1" style:font-size-asian="13.5pt" style:language-asian="pt" style:country-asian="BR" style:font-name-complex="Courier New1" style:font-size-complex="13.5pt"/>
    </style:style>
    <style:style style:name="P7" style:family="paragraph" style:parent-style-name="Standard">
      <style:text-properties fo:font-variant="normal" fo:text-transform="none" fo:color="#353c41" style:font-name="Open Sans" fo:font-size="11.25pt" fo:letter-spacing="normal" fo:font-style="normal" fo:font-weight="normal"/>
    </style:style>
    <style:style style:name="P8" style:family="paragraph" style:parent-style-name="Standard">
      <style:text-properties fo:color="#ff0000" style:font-name="Calibri Light" fo:font-size="16pt" style:font-size-asian="16pt" style:font-name-complex="Calibri Light1" style:font-size-complex="16pt"/>
    </style:style>
    <style:style style:name="P9" style:family="paragraph" style:parent-style-name="Standard">
      <style:text-properties fo:background-color="#ffffff"/>
    </style:style>
    <style:style style:name="P10" style:family="paragraph" style:parent-style-name="No_20_Spacing">
      <style:text-properties style:font-name="Calibri Light" fo:font-size="16pt" style:font-size-asian="16pt" style:font-name-complex="Calibri Light1" style:font-size-complex="16pt"/>
    </style:style>
    <style:style style:name="P11" style:family="paragraph" style:parent-style-name="No_20_Spacing">
      <style:text-properties fo:color="#111111" style:font-name="Calibri Light" fo:font-size="16pt" fo:background-color="#ffffff" style:font-size-asian="16pt" style:font-name-complex="Calibri Light1" style:font-size-complex="16pt"/>
    </style:style>
    <style:style style:name="P12" style:family="paragraph" style:parent-style-name="No_20_Spacing">
      <style:text-properties fo:font-size="12pt" style:font-size-asian="12pt" style:font-size-complex="12pt"/>
    </style:style>
    <style:style style:name="P13" style:family="paragraph" style:parent-style-name="No_20_Spacing">
      <style:text-properties fo:font-size="12pt" officeooo:rsid="0021f289" officeooo:paragraph-rsid="0021f289" style:font-size-asian="12pt" style:font-size-complex="12pt"/>
    </style:style>
    <style:style style:name="P14" style:family="paragraph" style:parent-style-name="No_20_Spacing">
      <style:paragraph-properties fo:margin-left="0cm" fo:margin-right="0cm" fo:text-indent="1.249cm" style:auto-text-indent="false"/>
      <style:text-properties style:font-name="Calibri Light" fo:font-size="16pt" style:font-size-asian="16pt" style:font-name-complex="Calibri Light1" style:font-size-complex="16pt"/>
    </style:style>
    <style:style style:name="P15" style:family="paragraph" style:parent-style-name="No_20_Spacing">
      <style:paragraph-properties fo:margin-left="0cm" fo:margin-right="0cm" fo:text-indent="1.249cm" style:auto-text-indent="false"/>
      <style:text-properties style:font-name="Chandas" fo:font-size="12pt" style:font-size-asian="12pt" style:font-name-complex="Calibri Light1" style:font-size-complex="12pt"/>
    </style:style>
    <style:style style:name="P16" style:family="paragraph" style:parent-style-name="No_20_Spacing">
      <style:paragraph-properties fo:margin-left="0cm" fo:margin-right="0cm" fo:text-indent="0cm" style:auto-text-indent="false"/>
      <style:text-properties style:font-name="Calibri Light" fo:font-size="16pt" officeooo:rsid="001afd64" officeooo:paragraph-rsid="001afd64" style:font-size-asian="16pt" style:font-name-complex="Calibri Light1" style:font-size-complex="16pt"/>
    </style:style>
    <style:style style:name="P17" style:family="paragraph" style:parent-style-name="Standard" style:master-page-name="Standard">
      <style:paragraph-properties style:page-number="auto"/>
      <style:text-properties style:font-name="Calibri Light" fo:font-size="26pt" style:font-size-asian="26pt" style:font-name-complex="Calibri Light1" style:font-size-complex="26pt"/>
    </style:style>
    <style:style style:name="P18" style:family="paragraph" style:parent-style-name="Standard">
      <style:text-properties style:font-name="Calibri Light" officeooo:rsid="0022fee1" officeooo:paragraph-rsid="0022fee1" style:font-name-complex="Calibri Light1"/>
    </style:style>
    <style:style style:name="P19" style:family="paragraph" style:parent-style-name="Text_20_body">
      <style:paragraph-properties fo:margin-left="0cm" fo:margin-right="0cm" fo:margin-top="0cm" fo:margin-bottom="0.661cm" loext:contextual-spacing="false" fo:line-height="166%" fo:orphans="2" fo:widows="2" fo:text-indent="0cm" style:auto-text-indent="false" fo:padding="0cm" fo:border="none"/>
    </style:style>
    <style:style style:name="P20" style:family="paragraph" style:parent-style-name="Text_20_body" style:list-style-name="L1">
      <loext:graphic-properties draw:fill="bitmap" style:repeat="no-repeat" draw:fill-image-ref-point="top-left"/>
      <style:paragraph-properties fo:margin-left="0.529cm" fo:margin-right="0cm" fo:margin-top="0cm" fo:margin-bottom="0.132cm" loext:contextual-spacing="false" fo:orphans="2" fo:widows="2" fo:text-indent="0cm" style:auto-text-indent="false" fo:padding="0cm" fo:border="none">
        <style:background-image style:position="top left" style:repeat="no-repeat"/>
      </style:paragraph-properties>
      <style:text-properties fo:font-variant="normal" fo:text-transform="none" fo:color="#333333" style:font-name="lora" fo:font-size="13.5pt" fo:letter-spacing="normal" fo:font-style="normal" fo:font-weight="normal"/>
    </style:style>
    <style:style style:name="P21" style:family="paragraph" style:parent-style-name="Preformatted_20_Text">
      <style:text-properties fo:font-variant="normal" fo:text-transform="none" fo:color="#333333" style:font-name="monospace" fo:font-size="10.5pt" fo:letter-spacing="normal" fo:font-style="normal" fo:font-weight="normal" officeooo:rsid="0022fee1" officeooo:paragraph-rsid="0022fee1" style:font-name-complex="Calibri Light1"/>
    </style:style>
    <style:style style:name="P22" style:family="paragraph" style:parent-style-name="Preformatted_20_Text">
      <style:text-properties officeooo:paragraph-rsid="0022fee1"/>
    </style:style>
    <style:style style:name="T1" style:family="text">
      <style:text-properties style:font-name="Calibri Light" fo:font-size="16pt" style:font-size-asian="16pt" style:font-name-complex="Calibri Light1" style:font-size-complex="16pt"/>
    </style:style>
    <style:style style:name="T2" style:family="text">
      <style:text-properties style:font-name="Calibri Light" fo:font-size="16pt" officeooo:rsid="001a9296" style:font-size-asian="16pt" style:font-name-complex="Calibri Light1" style:font-size-complex="16pt"/>
    </style:style>
    <style:style style:name="T3" style:family="text">
      <style:text-properties style:font-name="Calibri Light" fo:font-size="16pt" style:font-size-asian="16pt" style:language-asian="pt" style:country-asian="BR" style:font-name-complex="Calibri Light1" style:font-size-complex="16pt"/>
    </style:style>
    <style:style style:name="T4" style:family="text">
      <style:text-properties style:font-name="Calibri Light" fo:font-size="16pt" fo:background-color="#ffffff" loext:char-shading-value="0" style:font-size-asian="16pt" style:font-name-complex="Calibri Light1" style:font-size-complex="16pt"/>
    </style:style>
    <style:style style:name="T5" style:family="text">
      <style:text-properties style:font-name="Calibri Light" fo:font-size="16pt" fo:background-color="#ffffff" loext:char-shading-value="0" style:font-size-asian="16pt" style:font-name-complex="Calibri Light1" style:font-size-complex="16pt" style:font-weight-complex="bold" loext:padding="0cm" loext:border="none"/>
    </style:style>
    <style:style style:name="T6" style:family="text">
      <style:text-properties style:font-name="Calibri Light" fo:font-size="16pt" fo:background-color="#fdfdfd" loext:char-shading-value="0" style:font-size-asian="16pt" style:font-name-complex="Calibri Light1" style:font-size-complex="16pt" loext:padding="0cm" loext:border="none"/>
    </style:style>
    <style:style style:name="T7" style:family="text">
      <style:text-properties style:font-name="Calibri Light" fo:font-size="16pt" fo:font-weight="normal" fo:background-color="#ffffff" loext:char-shading-value="0" style:font-size-asian="16pt" style:font-weight-asian="normal" style:font-name-complex="Calibri Light1" style:font-size-complex="16pt" loext:padding="0cm" loext:border="none"/>
    </style:style>
    <style:style style:name="T8" style:family="text">
      <style:text-properties fo:color="#333333" style:font-name="Calibri Light" fo:font-size="16pt" fo:background-color="#ffffff" loext:char-shading-value="0" style:font-size-asian="16pt" style:font-name-complex="Calibri Light1" style:font-size-complex="16pt"/>
    </style:style>
    <style:style style:name="T9" style:family="text">
      <style:text-properties fo:color="#333333" style:font-name="Calibri Light" fo:font-size="16pt" fo:font-weight="normal" fo:background-color="#ffffff" loext:char-shading-value="0" style:font-size-asian="16pt" style:font-weight-asian="normal" style:font-name-complex="Calibri Light1" style:font-size-complex="16pt"/>
    </style:style>
    <style:style style:name="T10" style:family="text">
      <style:text-properties fo:color="#ffffff" style:font-name="Arial" fo:font-size="10pt" fo:font-weight="bold" fo:background-color="#000000" loext:char-shading-value="0" style:font-size-asian="10pt" style:font-weight-asian="bold" style:font-name-complex="Arial1" style:font-size-complex="10pt" style:font-weight-complex="bold"/>
    </style:style>
    <style:style style:name="T11" style:family="text">
      <style:text-properties fo:color="#2c2b2b" style:font-name="Calibri Light" fo:font-size="16pt" fo:background-color="#ffffff" loext:char-shading-value="0" style:font-size-asian="16pt" style:font-name-complex="Calibri Light1" style:font-size-complex="16pt"/>
    </style:style>
    <style:style style:name="T12" style:family="text">
      <style:text-properties fo:color="#660033" style:font-name="Calibri Light" fo:font-size="16pt" style:font-size-asian="16pt" style:font-name-complex="Calibri Light1" style:font-size-complex="16pt"/>
    </style:style>
    <style:style style:name="T13" style:family="text">
      <style:text-properties fo:color="#000000" style:font-name="Calibri Light" fo:font-size="16pt" style:font-size-asian="16pt" style:font-name-complex="Calibri Light1" style:font-size-complex="16pt" style:font-weight-complex="bold"/>
    </style:style>
    <style:style style:name="T14" style:family="text">
      <style:text-properties fo:color="#000000" style:font-name="Calibri Light" fo:font-size="16pt" style:font-size-asian="16pt" style:language-asian="pt" style:country-asian="BR" style:font-name-complex="Calibri Light1" style:font-size-complex="16pt"/>
    </style:style>
    <style:style style:name="T15" style:family="text">
      <style:text-properties fo:color="#000000" style:font-name="Calibri Light" fo:font-size="16pt" fo:background-color="#ffffff" loext:char-shading-value="0" style:font-size-asian="16pt" style:font-name-complex="Calibri Light1" style:font-size-complex="16pt"/>
    </style:style>
    <style:style style:name="T16" style:family="text">
      <style:text-properties fo:color="#000000" style:font-name="Calibri Light" fo:font-size="16pt" style:text-underline-style="solid" style:text-underline-width="auto" style:text-underline-color="font-color" style:font-size-asian="16pt" style:language-asian="pt" style:country-asian="BR" style:font-name-complex="Calibri Light1" style:font-size-complex="16pt"/>
    </style:style>
    <style:style style:name="T17" style:family="text">
      <style:text-properties fo:color="#000000" style:font-name="Calibri Light" fo:font-size="16pt" fo:font-weight="bold" style:font-size-asian="16pt" style:language-asian="pt" style:country-asian="BR" style:font-weight-asian="bold" style:font-name-complex="Calibri Light1" style:font-size-complex="16pt" style:font-weight-complex="bold"/>
    </style:style>
    <style:style style:name="T18" style:family="text">
      <style:text-properties fo:color="#66cc66" style:font-name="Calibri Light" fo:font-size="16pt" style:font-size-asian="16pt" style:font-name-complex="Calibri Light1" style:font-size-complex="16pt"/>
    </style:style>
    <style:style style:name="T19" style:family="text">
      <style:text-properties fo:color="#222222" style:font-name="Calibri Light" fo:font-size="16pt" fo:font-weight="normal" fo:background-color="#f8f8f8" loext:char-shading-value="0" style:font-size-asian="16pt" style:font-weight-asian="normal" style:font-name-complex="Calibri Light1" style:font-size-complex="16pt" loext:padding="0cm" loext:border="none"/>
    </style:style>
    <style:style style:name="T20" style:family="text">
      <style:text-properties fo:color="#222222" style:font-name="Calibri Light" fo:font-size="16pt" fo:font-weight="bold" fo:background-color="#f8f8f8" loext:char-shading-value="0" style:font-size-asian="16pt" style:font-weight-asian="bold" style:font-name-complex="Calibri Light1" style:font-size-complex="16pt"/>
    </style:style>
    <style:style style:name="T21" style:family="text">
      <style:text-properties fo:color="#111111" style:font-name="Calibri Light" fo:font-size="16pt" fo:background-color="#ffffff" loext:char-shading-value="0" style:font-size-asian="16pt" style:font-name-complex="Calibri Light1" style:font-size-complex="16pt"/>
    </style:style>
    <style:style style:name="T22" style:family="text">
      <style:text-properties fo:background-color="#ffffff" loext:char-shading-value="0"/>
    </style:style>
    <style:style style:name="T23" style:family="text">
      <style:text-properties fo:font-variant="normal" fo:text-transform="none" fo:color="#000000" style:font-name="monospace1" fo:font-size="11.25pt" fo:letter-spacing="normal" fo:font-style="normal" fo:font-weight="normal"/>
    </style:style>
    <style:style style:name="T24" style:family="text">
      <style:text-properties fo:font-variant="normal" fo:text-transform="none" fo:color="#000000" style:font-name="monospace1" fo:font-size="11.25pt" fo:letter-spacing="normal" fo:font-style="normal" fo:font-weight="normal" officeooo:rsid="001d81dc"/>
    </style:style>
    <style:style style:name="T25" style:family="text">
      <style:text-properties fo:font-variant="normal" fo:text-transform="none" fo:color="#000000" style:font-name="monospace1" fo:font-size="11.25pt" fo:letter-spacing="normal" fo:font-style="normal" fo:font-weight="normal" style:font-size-asian="16pt" style:font-name-complex="Calibri Light1" style:font-size-complex="16pt"/>
    </style:style>
    <style:style style:name="T26" style:family="text">
      <style:text-properties fo:font-variant="normal" fo:text-transform="none" fo:color="#000000" style:font-name="monospace1" fo:font-size="11.25pt" fo:letter-spacing="normal" fo:font-style="normal" fo:font-weight="normal" officeooo:rsid="0022170c" style:font-size-asian="16pt" style:font-name-complex="Calibri Light1" style:font-size-complex="16pt"/>
    </style:style>
    <style:style style:name="T27" style:family="text">
      <style:text-properties fo:font-variant="normal" fo:text-transform="none" fo:color="#000000" fo:letter-spacing="normal"/>
    </style:style>
    <style:style style:name="T28" style:family="text">
      <style:text-properties fo:font-variant="normal" fo:text-transform="none" fo:color="#000000" style:font-name="Calibri Light" fo:font-size="16pt" fo:letter-spacing="normal" style:font-size-asian="16pt" style:font-name-complex="Calibri Light1" style:font-size-complex="16pt"/>
    </style:style>
    <style:style style:name="T29" style:family="text">
      <style:text-properties fo:font-variant="normal" fo:text-transform="none" fo:letter-spacing="normal" fo:font-style="normal" fo:font-weight="normal" officeooo:rsid="001e9c3d"/>
    </style:style>
    <style:style style:name="T30" style:family="text">
      <style:text-properties fo:font-variant="normal" fo:text-transform="none" fo:color="#333333" style:text-line-through-style="none" style:text-line-through-type="none" style:font-name="lora" fo:font-size="13.5pt" fo:letter-spacing="normal" fo:font-style="normal" style:text-underline-style="none" fo:font-weight="normal" style:text-blinking="false"/>
    </style:style>
    <style:style style:name="T31" style:family="text">
      <style:text-properties fo:font-variant="normal" fo:text-transform="none" fo:color="#333333" style:text-line-through-style="none" style:text-line-through-type="none" style:font-name="monospace" fo:font-size="10.5pt" fo:letter-spacing="normal" fo:font-style="normal" style:text-underline-style="none" fo:font-weight="normal" style:text-blinking="false"/>
    </style:style>
    <style:style style:name="T32" style:family="text">
      <style:text-properties fo:font-variant="normal" fo:text-transform="none" fo:color="#333333" style:font-name="monospace" fo:font-size="10.5pt" fo:letter-spacing="normal" fo:font-style="normal" fo:font-weight="normal"/>
    </style:style>
    <style:style style:name="T33" style:family="text">
      <style:text-properties style:font-name="monospace" fo:font-size="10.5pt" fo:font-style="normal" fo:font-weight="normal"/>
    </style:style>
    <style:style style:name="T34" style:family="text">
      <style:text-properties officeooo:rsid="001e9c3d"/>
    </style:style>
    <style:style style:name="T35" style:family="text">
      <style:text-properties officeooo:rsid="001e9c3d" style:font-name-complex="Calibri Light1"/>
    </style:style>
    <style:style style:name="T36" style:family="text">
      <style:text-properties style:font-name="Courier New" style:font-name-complex="Courier New1"/>
    </style:style>
    <style:style style:name="T37" style:family="text">
      <style:text-properties fo:color="#333333" style:font-name="Courier New" fo:font-size="10pt" style:font-name-asian="Times New Roman1" style:font-size-asian="10pt" style:language-asian="pt" style:country-asian="BR" style:font-name-complex="Courier New1" style:font-size-complex="10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LINUX DEBIAN</text:p>
      <text:p text:style-name="P18">dicas </text:p>
      <text:p text:style-name="P21">#chage -l username (verifica tempo para expirar senha)</text:p>
      <text:p text:style-name="P21">(muda parametros)</text:p>
      <text:p text:style-name="P21">#chage -M 60 username</text:p>
      <text:p text:style-name="P21">#chage -M 60 -m 7 -W 7 userName</text:p>
      <text:p text:style-name="P22"><text:span text:style-name="Strong_20_Emphasis"><text:span text:style-name="T31"/></text:span></text:p>
      <text:p text:style-name="P19"><text:span text:style-name="Strong_20_Emphasis"><text:span text:style-name="T30">Parâmetros</text:span></text:span></text:p>
      <text:list xml:id="list290023193" text:style-name="L1">
        <text:list-item>
          <text:p text:style-name="P20">-M Definir o número máximo de dias</text:p>
        </text:list-item>
        <text:list-item>
          <text:p text:style-name="P20">-m Definir o número mínimo de dias</text:p>
        </text:list-item>
        <text:list-item>
          <text:p text:style-name="P20">-W Definir o número de dias para o aviso</text:p>
        </text:list-item>
      </text:list>
      <text:p text:style-name="P21"/>
      <text:p text:style-name="P18"/>
      <text:p text:style-name="Standard"><text:span text:style-name="T1">Configurar </text:span><office:annotation office:name="__Annotation__138_278391781"><dc:creator>Paulo Roberto Bortolotto</dc:creator><dc:date>2017-12-05T14:25:00</dc:date><loext:sender-initials>PRB</loext:sender-initials><text:p><text:span text:style-name="T36">deb </text:span>http://security.debian.org/<text:span text:style-name="T36"> <text:s/>stretch/updates main contrib non-free</text:span></text:p><text:p/><text:p><text:span text:style-name="T36">deb </text:span>http://ftp.pt.debian.org/debian/<text:span text:style-name="T36"> stretch main contrib non-free</text:span></text:p><text:p/><text:p><text:span text:style-name="T36">deb </text:span>http://ftp.pt.debian.org/debian/<text:span text:style-name="T36"> <text:s/>stretch-updates main contrib non-free</text:span></text:p><text:p/></office:annotation><text:span text:style-name="T1">sources</text:span><office:annotation-end office:name="__Annotation__138_278391781"/><text:span text:style-name="T1">.list</text:span></text:p>
      <text:p text:style-name="P1">#apt-get update</text:p>
      <text:p text:style-name="P1">#apt-get upgrade</text:p>
      <text:p text:style-name="Standard"><text:span text:style-name="T1">#</text:span><text:span text:style-name="Strong"><text:span text:style-name="T8"> apt-get dist-upgrade</text:span></text:span><text:span text:style-name="apple-converted-space"><text:span text:style-name="T8"> </text:span></text:span></text:p>
      <text:p text:style-name="Standard"><text:span text:style-name="T1">#apt install openssh-server net-tools vim curl rcconf </text:span><office:annotation office:name="__Annotation__173_278391781"><dc:creator>Paulo Roberto Bortolotto</dc:creator><dc:date>2017-12-05T15:00:00</dc:date><loext:sender-initials>PRB</loext:sender-initials><text:p>novo pacote de regras network</text:p></office:annotation><text:span text:style-name="T1">iproute2</text:span><office:annotation-end office:name="__Annotation__173_278391781"/><text:span text:style-name="T1"> ntfs-3g tcpdump</text:span></text:p>
      <text:p text:style-name="Standard"><text:span text:style-name="T1">#apt install firmware-linux firmware-linux-</text:span><office:annotation office:name="__Annotation__189_278391781"><dc:creator>Paulo Roberto Bortolotto</dc:creator><dc:date>2017-12-05T14:52:00</dc:date><loext:sender-initials>PRB</loext:sender-initials><text:p>resolve problemas de firmware desconhecidos</text:p></office:annotation><text:span text:style-name="T1">nonfree</text:span><office:annotation-end office:name="__Annotation__189_278391781"/><text:span text:style-name="T1"> </text:span><text:span text:style-name="T10">firmware-realtek</text:span></text:p>
      <text:p text:style-name="Standard"><text:span text:style-name="T1">#vim .</text:span><office:annotation office:name="__Annotation__198_278391781"><dc:creator>Paulo Roberto Bortolotto</dc:creator><dc:date>2017-12-05T14:53:00</dc:date><loext:sender-initials>PRB</loext:sender-initials><text:p><text:span text:style-name="T36">colorized:</text:span></text:p><text:p><text:span text:style-name="T36"><text:s/></text:span><text:span text:style-name="T36">export LS_OPTIONS='--color=auto'</text:span></text:p><text:p><text:span text:style-name="T36"><text:s/></text:span><text:span text:style-name="T36">eval "`dircolors`"</text:span></text:p><text:p><text:span text:style-name="T36"><text:s/></text:span><text:span text:style-name="T36">alias ls='ls $LS_OPTIONS'</text:span></text:p><text:p><text:span text:style-name="T36"><text:s/></text:span><text:span text:style-name="T36">alias ll='ls $LS_OPTIONS -l'</text:span></text:p><text:p><text:span text:style-name="T36"><text:s/></text:span><text:span text:style-name="T36">alias l='ls $LS_OPTIONS -lA'</text:span></text:p><text:p/><text:p><text:span text:style-name="T36"># Some more alias to avoid making mistakes:</text:span></text:p><text:p><text:span text:style-name="T36"><text:s/></text:span><text:span text:style-name="T36">alias rm='rm -i'</text:span></text:p><text:p><text:span text:style-name="T36"><text:s/></text:span><text:span text:style-name="T36">alias cp='cp -i'</text:span></text:p><text:p><text:span text:style-name="T36"><text:s/></text:span><text:span text:style-name="T36">alias mv='mv -i'</text:span></text:p><text:p><text:span text:style-name="T36"><text:s/></text:span><text:span text:style-name="T36">alias meuip='curl ipecho.net/plain'</text:span></text:p><text:p><text:span text:style-name="T36"><text:s/></text:span><text:span text:style-name="T36">alias end='cat /dev/null &gt; ~/.bash_history &amp;&amp; history -c &amp;&amp; exit'</text:span></text:p><text:p/></office:annotation><text:span text:style-name="T1">bashrc</text:span><office:annotation-end office:name="__Annotation__198_278391781"/><text:span text:style-name="T1"> </text:span></text:p>
      <text:p text:style-name="Standard"><text:span text:style-name="T11">#</text:span><office:annotation office:name="__Annotation__204_278391781"><dc:creator>Paulo Roberto Bortolotto</dc:creator><dc:date>2018-05-18T11:05:00</dc:date><loext:sender-initials>PRB</loext:sender-initials><text:p>verifica status do SELinux</text:p></office:annotation><text:span text:style-name="T11">getenforce</text:span><office:annotation-end office:name="__Annotation__204_278391781"/><text:span text:style-name="T11"> </text:span></text:p>
      <text:p text:style-name="P1"/>
      <text:p text:style-name="P8">CONFIGURAR NOME DO SISTEMA</text:p>
      <text:p text:style-name="P1">#/etc/hostnane</text:p>
      <text:p text:style-name="Standard"><text:span text:style-name="T1">#hostname -F /etc/</text:span><office:annotation office:name="__Annotation__219_278391781"><dc:creator>Paulo Roberto Bortolotto</dc:creator><dc:date>2017-12-05T15:29:00</dc:date><loext:sender-initials>PRB</loext:sender-initials><text:p>atribui nome no sistema</text:p></office:annotation><text:span text:style-name="T1">hostname</text:span><office:annotation-end office:name="__Annotation__219_278391781"/></text:p>
      <text:p text:style-name="Standard"><text:span text:style-name="T1">#/etc/</text:span><office:annotation office:name="__Annotation__227_278391781"><dc:creator>Paulo Roberto Bortolotto</dc:creator><dc:date>2017-12-05T15:51:00</dc:date><loext:sender-initials>PRB</loext:sender-initials><text:p><text:span text:style-name="T37">hostname --short</text:span></text:p><text:p><text:span text:style-name="T37">hostname --domain</text:span></text:p><text:p><text:span text:style-name="T37">hostname --fqdn</text:span></text:p><text:p><text:span text:style-name="T37">hostname --ip-address</text:span></text:p><text:p/><text:p/></office:annotation><text:a xlink:type="simple" xlink:href="./E:%5C%5CLINUX%5C%5CINSTALAÇÃO%5C%5Cconf%5C%5Chosts" text:style-name="ListLabel_20_2" text:visited-style-name="ListLabel_20_2"><text:span text:style-name="Internet_20_link"><text:span text:style-name="T1">hosts</text:span></text:span></text:a><office:annotation-end office:name="__Annotation__227_278391781"/></text:p>
      <text:p text:style-name="P1"/>
      <text:p text:style-name="P8"><text:soft-page-break/>AJUSTES DE INTERFACE DE REDE</text:p>
      <text:p text:style-name="Standard"><text:span text:style-name="T1">#apt install </text:span><office:annotation office:name="__Annotation__237_278391781"><dc:creator>Paulo Roberto Bortolotto</dc:creator><dc:date>2017-12-05T15:11:00</dc:date><loext:sender-initials>PRB</loext:sender-initials><text:p>balance entre placas de rede</text:p></office:annotation><text:span text:style-name="T1">ifenslave</text:span><office:annotation-end office:name="__Annotation__237_278391781"/></text:p>
      <text:p text:style-name="Standard"><text:span text:style-name="T1">#modprobe </text:span><office:annotation office:name="__Annotation__245_278391781"><dc:creator>Paulo Roberto Bortolotto</dc:creator><dc:date>2017-12-05T15:14:00</dc:date><loext:sender-initials>PRB</loext:sender-initials><text:p>ativa o bonding</text:p></office:annotation><text:span text:style-name="T1">bonding</text:span><office:annotation-end office:name="__Annotation__245_278391781"/></text:p>
      <text:p text:style-name="Standard"><text:span text:style-name="T1">#</text:span><office:annotation office:name="__Annotation__250_278391781"><dc:creator>Paulo Roberto Bortolotto</dc:creator><dc:date>2017-12-05T15:15:00</dc:date><loext:sender-initials>PRB</loext:sender-initials><text:p>verifica se esta estartado</text:p></office:annotation><text:span text:style-name="T1">lsmod</text:span><office:annotation-end office:name="__Annotation__250_278391781"/><text:span text:style-name="T1"> | grep bonding</text:span></text:p>
      <text:p text:style-name="No_20_Spacing"><text:span text:style-name="T1">#\etc\network\</text:span><text:a xlink:type="simple" xlink:href="../../../../../../E:%5CLINUX%5CINSTALAÇÃO%5Cconf%5Cinterfaces" text:style-name="ListLabel_20_2" text:visited-style-name="ListLabel_20_2"><text:span text:style-name="Internet_20_link"><text:span text:style-name="T1">interfaces</text:span></text:span></text:a></text:p>
      <text:p text:style-name="P10">#ip -4 a</text:p>
      <text:p text:style-name="P10">#/etc/resolv.conf</text:p>
      <text:p text:style-name="P10">#Ifdow eth* Baixa placa</text:p>
      <text:p text:style-name="P10">#Ifup eth*<text:tab/>Levanta placa</text:p>
      <text:p text:style-name="P10"/>
      <text:p text:style-name="P8">HORA</text:p>
      <text:p text:style-name="P1">#apt install ntp ntpdate </text:p>
      <text:p text:style-name="P1">#vim /etc/ntp.conf</text:p>
      <text:p text:style-name="P1">#dpkg-reconfigure tzdata <text:s/>(fuso horário)</text:p>
      <text:p text:style-name="Standard"><text:span text:style-name="T1">#ntpdate </text:span><text:span text:style-name="re5"><text:span text:style-name="T12">-u</text:span></text:span><text:span text:style-name="T1"> pool.ntp.org</text:span></text:p>
      <text:p text:style-name="P1">#ntpq -p</text:p>
      <text:p text:style-name="P1"/>
      <text:p text:style-name="P8">Configura DNS</text:p>
      <text:p text:style-name="P1">#/etc/resolv.conf</text:p>
      <text:p text:style-name="P3">Cache DNS</text:p>
      <text:p text:style-name="Standard"><text:span text:style-name="kw2"><text:span text:style-name="T13">#apt install</text:span></text:span><text:span text:style-name="T1"> bind9 bind9-doc dnsutils</text:span></text:p>
      <text:p text:style-name="Standard"><text:span text:style-name="T15">#/etc/bind/named.conf.</text:span><office:annotation office:name="__Annotation__335_278391781"><dc:creator>Paulo Roberto Bortolotto</dc:creator><dc:date>2017-12-05T16:11:00</dc:date><loext:sender-initials>PRB</loext:sender-initials><text:p>controlar quem usara o dns do servido</text:p></office:annotation><text:a xlink:type="simple" xlink:href="../../../../../../E:%5CLINUX%5CINSTALAÇÃO%5Cconf%5Cnamed.conf.options" text:style-name="ListLabel_20_4" text:visited-style-name="ListLabel_20_4"><text:span text:style-name="Internet_20_link"><text:span text:style-name="T4">options</text:span></text:span></text:a><office:annotation-end office:name="__Annotation__335_278391781"/></text:p>
      <text:p text:style-name="P1">#named-checkconf</text:p>
      <text:p text:style-name="Standard"><text:span text:style-name="T1">#/etc/nsswitch.</text:span><office:annotation office:name="__Annotation__345_278391781"><dc:creator>Paulo Roberto Bortolotto</dc:creator><dc:date>2017-12-05T16:28:00</dc:date><loext:sender-initials>PRB</loext:sender-initials><text:p><text:span text:style-name="T1"><text:s text:c="6"/></text:span><text:span text:style-name="T1">hosts: files dns</text:span></text:p></office:annotation><text:span text:style-name="T1">conf</text:span><office:annotation-end office:name="__Annotation__345_278391781"/><text:span text:style-name="T1"><text:tab/></text:span></text:p>
      <text:p text:style-name="P1">#systemctl restart bind9 </text:p>
      <text:p text:style-name="P1">Teste:</text:p>
      <text:p text:style-name="P1"><text:s text:c="3"/>#nslookup www.debian.org</text:p>
      <text:p text:style-name="P1"><text:soft-page-break/>Configurar Zonas</text:p>
      <text:p text:style-name="Standard"><text:span text:style-name="T1"> #/etc/bind/named.conf.</text:span><text:a xlink:type="simple" xlink:href="../../../../../../E:%5CLINUX%5CINSTALAÇÃO%5Cconf%5Cnamed.conf.local" text:style-name="ListLabel_20_2" text:visited-style-name="ListLabel_20_2"><text:span text:style-name="Internet_20_link"><text:span text:style-name="T1">local</text:span></text:span></text:a></text:p>
      <text:p text:style-name="Standard"><text:span text:style-name="T14">#</text:span><text:span text:style-name="T16">/etc/bind/db.</text:span><text:span text:style-name="T14">DOMINIO</text:span><text:span text:style-name="T16">.</text:span><text:a xlink:type="simple" xlink:href="../../../../../../E:%5CLINUX%5CINSTALAÇÃO%5Cconf%5Cdb.cerbero.local" text:style-name="ListLabel_20_5" text:visited-style-name="ListLabel_20_5"><text:span text:style-name="Internet_20_link"><text:span text:style-name="T3">local</text:span></text:span></text:a></text:p>
      <text:p text:style-name="Standard"><text:span text:style-name="T14">#</text:span><text:span text:style-name="T16">/etc/bind/db.10.</text:span><text:a xlink:type="simple" xlink:href="../../../../../../E:%5CLINUX%5CINSTALAÇÃO%5Cconf%5Cdb.10.168.192" text:style-name="ListLabel_20_5" text:visited-style-name="ListLabel_20_5"><text:span text:style-name="Internet_20_link"><text:span text:style-name="T3">168</text:span></text:span></text:a><text:span text:style-name="T16">.192</text:span></text:p>
      <text:p text:style-name="P1">#named-checkconf</text:p>
      <text:p text:style-name="Standard"><text:span text:style-name="T14">Teste: #</text:span><text:span text:style-name="T1">named-checkzone cerbero.local </text:span><text:span text:style-name="sy0"><text:span text:style-name="T18">/</text:span></text:span><text:span text:style-name="T1">etc</text:span><text:span text:style-name="sy0"><text:span text:style-name="T18">/</text:span></text:span><text:span text:style-name="T1">bind</text:span><text:span text:style-name="sy0"><text:span text:style-name="T18">/</text:span></text:span><text:span text:style-name="T1">db.dominio.local</text:span></text:p>
      <text:p text:style-name="Standard"><text:span text:style-name="T1">Teste: #named-checkzone 10.168.192.in-addr.arpa </text:span><text:span text:style-name="sy0"><text:span text:style-name="T18">/</text:span></text:span><text:span text:style-name="T1">etc</text:span><text:span text:style-name="sy0"><text:span text:style-name="T18">/</text:span></text:span><text:span text:style-name="T1">bind</text:span><text:span text:style-name="sy0"><text:span text:style-name="T18">/</text:span></text:span><text:span text:style-name="T1">db.10.168.192</text:span></text:p>
      <text:p text:style-name="P1">Adicional o domínio no /etc/resol.conf</text:p>
      <text:p text:style-name="P1">#service bind9 restart</text:p>
      <text:p text:style-name="P1">Teste: #nslookup nome pc ou ip.</text:p>
      <text:p text:style-name="P1"/>
      <text:p text:style-name="P8">SERVIDOR DHCP</text:p>
      <text:p text:style-name="Standard"><text:span text:style-name="T17">#apt-get install</text:span><text:span text:style-name="T3"> isc-dhcp-server</text:span></text:p>
      <text:p text:style-name="Standard"><text:span text:style-name="T1">#/etc/default/isc-dhcp-</text:span><office:annotation office:name="__Annotation__450_278391781"><dc:creator>Paulo Roberto Bortolotto</dc:creator><dc:date>2017-12-06T11:58:00</dc:date><loext:sender-initials>PRB</loext:sender-initials><text:p><text:span text:style-name="T1">especifica rede local</text:span></text:p><text:p><text:span text:style-name="T1"><text:tab/></text:span><text:span text:style-name="T1">INTERFACES="eth0"</text:span></text:p><text:p/></office:annotation><text:span text:style-name="T1">server</text:span><office:annotation-end office:name="__Annotation__450_278391781"/><text:span text:style-name="T1"> <text:s/></text:span></text:p>
      <text:p text:style-name="Standard"><text:span text:style-name="T1">#/etc/dhcp/</text:span><text:a xlink:type="simple" xlink:href="./E:%5C%5CLINUX%5C%5CINSTALAÇÃO%5C%5Cconf%5C%5Cdhcpd.conf" text:style-name="ListLabel_20_2" text:visited-style-name="ListLabel_20_2"><text:span text:style-name="Internet_20_link"><text:span text:style-name="T1">dhcpd</text:span></text:span></text:a><text:span text:style-name="T1">.conf</text:span></text:p>
      <text:p text:style-name="P3">#service isc-dhcp-server restart</text:p>
      <text:p text:style-name="P1"/>
      <text:p text:style-name="P1">SQUID </text:p>
      <text:p text:style-name="P3">#apt install squid squidview sarg apache2 apache2-doc apache2-utils</text:p>
      <text:p text:style-name="Standard"><text:span text:style-name="T3">#</text:span><text:span text:style-name="T1"> touch /etc/squid/.passwd</text:span></text:p>
      <text:p text:style-name="P1">#htpasswd /etc/squid/.passwd USER</text:p>
      <text:p text:style-name="P1"># mkdir /etc/squid/regras &gt; bloqueados extensão palavras permitidos super</text:p>
      <text:p text:style-name="Standard"><text:soft-page-break/><text:span text:style-name="T1">#vim /etc/squid/</text:span><text:a xlink:type="simple" xlink:href="./E:%5C%5CLINUX%5C%5CINSTALAÇÃO%5C%5Cconf%5C%5Csquid.conf" text:style-name="ListLabel_20_2" text:visited-style-name="ListLabel_20_2"><text:span text:style-name="Internet_20_link"><text:span text:style-name="T1">squid</text:span></text:span></text:a><text:span text:style-name="T1">.conf </text:span></text:p>
      <text:p text:style-name="Standard"><text:span text:style-name="T1">#vim /etc/sarg/</text:span><office:annotation office:name="__Annotation__530_278391781"><dc:creator>Paulo Roberto Bortolotto</dc:creator><dc:date>2017-12-19T15:39:00</dc:date><loext:sender-initials>PRB</loext:sender-initials><text:p>Mudar output_dir para var/www/html/squid-reports</text:p><text:p>Abilitar resolve_ip yes</text:p><text:p/></office:annotation><text:span text:style-name="T1">sarg</text:span><office:annotation-end office:name="__Annotation__530_278391781"/><text:span text:style-name="T1">.conf</text:span></text:p>
      <text:p text:style-name="Standard"><text:span text:style-name="T1">#</text:span> <text:span text:style-name="T1">squid -k parse</text:span></text:p>
      <text:p text:style-name="P1"/>
      <text:p text:style-name="P1"/>
      <text:p text:style-name="P1">FIREWALL</text:p>
      <text:p text:style-name="Standard"><text:span text:style-name="T1">#vim /etc/init.d/</text:span><text:a xlink:type="simple" xlink:href="../../../../../../E:%5CLINUX%5CINSTALAÇÃO%5Cconf%5Cfirewall.sh" text:style-name="ListLabel_20_2" text:visited-style-name="ListLabel_20_2"><text:span text:style-name="Internet_20_link"><text:span text:style-name="T1">firewall</text:span></text:span></text:a><text:span text:style-name="Internet_20_link"><text:span text:style-name="T1">.sh</text:span></text:span></text:p>
      <text:p text:style-name="P1">#update-rc.d -f firewall.sh defaults (remove *para remover)</text:p>
      <text:p text:style-name="Standard"><text:span text:style-name="Strong"><text:span text:style-name="T19">#vim /etc/sysctl.</text:span></text:span><office:annotation office:name="__Annotation__560_278391781"><dc:creator>Paulo Roberto Bortolotto</dc:creator><dc:date>2018-01-22T14:04:00</dc:date><loext:sender-initials>PRB</loext:sender-initials><text:p>net.ipv4.ip_forward = 1</text:p></office:annotation><text:span text:style-name="Strong"><text:span text:style-name="T19">conf</text:span></text:span><office:annotation-end office:name="__Annotation__560_278391781"/><text:span text:style-name="T20"> </text:span></text:p>
      <text:p text:style-name="Standard"><text:span text:style-name="T1"># vim /etc/rsyslog.</text:span><office:annotation office:name="__Annotation__570_278391781"><dc:creator>Paulo Roberto Bortolotto</dc:creator><dc:date>2018-01-02T11:34:00</dc:date><loext:sender-initials>PRB</loext:sender-initials><text:p>Adicionar kern.warn <text:s text:c="7"/>-/var/log/iptables.log</text:p></office:annotation><text:span text:style-name="T1">conf</text:span><office:annotation-end office:name="__Annotation__570_278391781"/></text:p>
      <text:p text:style-name="P1">#touch /var/log/iptables.log</text:p>
      <text:p text:style-name="P1"/>
      <text:p text:style-name="P1">SAMBA</text:p>
      <text:p text:style-name="P1">#apt install samba smbclient </text:p>
      <text:p text:style-name="P1">#smbd –V (verifica versão)</text:p>
      <text:p text:style-name="Standard"><text:span text:style-name="T1"># vim /etc/samba/</text:span><text:a xlink:type="simple" xlink:href="./E:%5C%5CLINUX%5C%5CINSTALAÇÃO%5C%5Cconf%5C%5Csmb.conf" text:style-name="ListLabel_20_2" text:visited-style-name="ListLabel_20_2"><text:span text:style-name="Internet_20_link"><text:span text:style-name="T1">smb</text:span></text:span></text:a><text:span text:style-name="T1">.conf</text:span></text:p>
      <text:p text:style-name="P1"># adduser maria (cria user real)</text:p>
      <text:p text:style-name="P1">:#adduser --disabled-login --no-create-home maria (cria user fantasma)</text:p>
      <text:p text:style-name="P1"><text:span text:style-name="T24">#</text:span><text:span text:style-name="T23">adduser renan -shell /bin/false</text:span><text:span text:style-name="T27"> </text:span><text:span text:style-name="T23">-home /home/renan </text:span><text:span text:style-name="T24">(cria user e determina sua home)</text:span></text:p>
      <text:p text:style-name="P1"># smbpasswd –a maria (cria usuário no samba)</text:p>
      <text:p text:style-name="P1">#smbpasswd –d maria (desativa temporariamente)</text:p>
      <text:p text:style-name="P1">#smbpasswd –e maria (reativa)</text:p>
      <text:p text:style-name="P1">#smbpasswd –x maria (remove definitivamente)</text:p>
      <text:p text:style-name="P1"><text:soft-page-break/>#deluser maria (deleta user)</text:p>
      <text:p text:style-name="P2">#userdel -r -f maria (deleta user e diretorio -Z remove do selinux)</text:p>
      <text:p text:style-name="P1"># pdbedit –Lw ( verifica user cadastrado no samba)</text:p>
      <text:p text:style-name="P1">#mount -t cifs -o username=user,password=***** //192.168.1.11/drivers /mnt/ (monta diretório Windows no Linux)</text:p>
      <text:p text:style-name="P1">SAMBA PDC</text:p>
      <text:p text:style-name="P1">#apt install samba smbclient krb5-user dnsutils winbind</text:p>
      <text:p text:style-name="P1">#dpkg-reconfigure krb5-config</text:p>
      <text:p text:style-name="P1">#samba-tool domain provision</text:p>
      <text:p text:style-name="P1"/>
      <text:p text:style-name="P7"><text:span text:style-name="T1">**** net use * /delete /y </text:span><text:span text:style-name="T2">(desconecta user rede)</text:span></text:p>
      <text:p text:style-name="P1"/>
      <text:p text:style-name="P1">VPN</text:p>
      <text:p text:style-name="P1">#apt install openvpn easy-rsa</text:p>
      <text:p text:style-name="P1"/>
      <text:p text:style-name="P1"/>
      <text:p text:style-name="P10">WWW</text:p>
      <text:p text:style-name="P10"/>
      <text:p text:style-name="P10">Apache</text:p>
      <text:p text:style-name="P10"/>
      <text:p text:style-name="P14">#/etc/apache2/</text:p>
      <text:p text:style-name="P14">#vim apache2.conf</text:p>
      <text:p text:style-name="P14"/>
      <text:p text:style-name="P16">FTP</text:p>
      <text:p text:style-name="P16"/>
      <text:p text:style-name="P12">#apt install vsftpd ftp</text:p>
      <text:p text:style-name="P12"><text:span text:style-name="T35">#</text:span>usermod -s /sbin/nologin testuser <text:span text:style-name="T34">(desabilita login no terminal)</text:span></text:p>
      <text:p text:style-name="P12"><text:soft-page-break/><text:span text:style-name="T29">#chmod a-w /home/testuser (</text:span><text:span text:style-name="T35">permisão somente leitura a pasta) </text:span></text:p>
      <text:p text:style-name="P13"># <text:span text:style-name="T1">adduser --disabled-login </text:span><text:span text:style-name="T25">-shell /bin/false</text:span><text:span text:style-name="T28"> </text:span><text:span text:style-name="T25">-home /home/</text:span><text:span text:style-name="T26">user</text:span><text:span text:style-name="T25"> </text:span><text:span text:style-name="T26">user</text:span></text:p>
      <text:p text:style-name="P12">#systemctl restart vsftpd</text:p>
      <text:p text:style-name="P15"/>
      <text:p text:style-name="P10">NAGIOS</text:p>
      <text:p text:style-name="P10"/>
      <text:p text:style-name="No_20_Spacing"><text:span text:style-name="T21">wget </text:span><text:a xlink:type="simple" xlink:href="https://www.youtube.com/redirect?event=video_description&amp;v=2Alb2yE6zWE&amp;q=https%3A%2F%2Fassets.nagios.com%2Fdownloads%2Fnagioscore%2Freleases%2Fnagios-4.2.3.tar.gz&amp;redir_token=cMHVUydIyUwrt_W_JQNfg8z8yHh8MTUxNTA2NjgxMkAxNTE0OTgwNDEy" text:style-name="ListLabel_20_3" text:visited-style-name="ListLabel_20_3"><text:span text:style-name="Internet_20_link"><text:span text:style-name="T4">https://assets.nagios.com/downloads/n...</text:span></text:span></text:a></text:p>
      <text:p text:style-name="No_20_Spacing"><text:span text:style-name="T21">wget </text:span><text:a xlink:type="simple" xlink:href="https://www.youtube.com/redirect?event=video_description&amp;v=2Alb2yE6zWE&amp;q=https%3A%2F%2Fnagios-plugins.org%2Fdownload%2Fnagios-plugins-2.1.4.tar.gz&amp;redir_token=cMHVUydIyUwrt_W_JQNfg8z8yHh8MTUxNTA2NjgxMkAxNTE0OTgwNDEy" text:style-name="ListLabel_20_3" text:visited-style-name="ListLabel_20_3"><text:span text:style-name="Internet_20_link"><text:span text:style-name="T4">https://nagios-plugins.org/download/n...</text:span></text:span></text:a></text:p>
      <text:p text:style-name="P10"/>
      <text:p text:style-name="No_20_Spacing"><text:span text:style-name="T1">#apt </text:span><text:span text:style-name="T21">install apache2 build-essential php libgd-dev unzip postfix s-nail unzip libapache2-mod-php7.0 traceroute</text:span></text:p>
      <text:p text:style-name="P11"/>
      <text:p text:style-name="No_20_Spacing"><text:span text:style-name="T1">#</text:span><text:span text:style-name="T21">cd /usr/local/src/</text:span></text:p>
      <text:p text:style-name="P10"/>
      <text:p text:style-name="No_20_Spacing"><text:span text:style-name="T1">#</text:span><text:span text:style-name="T21">useradd nagios </text:span></text:p>
      <text:p text:style-name="P11">#passwd nagios </text:p>
      <text:p text:style-name="P11">#groupadd nagcmd </text:p>
      <text:p text:style-name="P11">#usermod -a -G nagcmd nagios </text:p>
      <text:p text:style-name="P11">#usermod -a -G nagios,nagcmd www-data</text:p>
      <text:p text:style-name="P10"/>
      <text:p text:style-name="No_20_Spacing"><text:span text:style-name="T1">#</text:span><text:span text:style-name="T21">tar zxvf nagios-*.tar.gz</text:span></text:p>
      <text:p text:style-name="P11">#./configure --prefix=/usr/local/nagios --with-httpd-conf=/etc/apache2/sites-enabled/ --with-command-group=nagcmd --with-mail=/usr/bin/mail</text:p>
      <text:p text:style-name="No_20_Spacing"><text:span text:style-name="T1">#</text:span><text:span text:style-name="T21">make all &amp;&amp; make install &amp;&amp; make install-init &amp;&amp; make install-commandmode &amp;&amp; make install-config &amp;&amp; make install-webconf</text:span></text:p>
      <text:p text:style-name="No_20_Spacing"><text:span text:style-name="T1">#</text:span><text:span text:style-name="T21">cp -R contrib/eventhandlers/ /usr/local/nagios/libexec/</text:span></text:p>
      <text:p text:style-name="P11">#chown -R nagios:nagios /usr/local/nagios/libexec/eventhandlers</text:p>
      <text:p text:style-name="P10"/>
      <text:p text:style-name="P10">TESTA NAGIOS</text:p>
      <text:p text:style-name="P11">/usr/local/nagios/bin/nagios -v /usr/local/nagios/etc/nagios.cfg</text:p>
      <text:p text:style-name="P10"><text:soft-page-break/></text:p>
      <text:p text:style-name="P11">#tar zxvf nagios-plugins-*.tar.gz</text:p>
      <text:p text:style-name="P11">#cd nagios-plugins-*/</text:p>
      <text:p text:style-name="P11"># ./configure --with-nagios-user=nagios --with-nagios-group=nagios make &amp;&amp; make install</text:p>
      <text:p text:style-name="P10"/>
      <text:p text:style-name="P11">TESTA PLUGIN</text:p>
      <text:p text:style-name="P11">#/usr/local/nagios/libexec/check_ping -H www.uol.com.br -w 3000.0,80% -c 5000.0,100%</text:p>
      <text:p text:style-name="P10"/>
      <text:p text:style-name="P11">CORRIGE BUG</text:p>
      <text:p text:style-name="P11"><text:s/>#cd /usr/local/nagios/libexec/ </text:p>
      <text:p text:style-name="P11">#mv check_ping check_ping-old ln -s check_icmp check_ping</text:p>
      <text:p text:style-name="P1"/>
      <text:p text:style-name="Standard"><text:span text:style-name="T1">#</text:span><text:span text:style-name="T21">htpasswd -c /usr/local/nagios/etc/htpasswd.users nagiosadmin</text:span></text:p>
      <text:p text:style-name="P1">#a2enmod rewrite cgi</text:p>
      <text:p text:style-name="Standard"><text:span text:style-name="T1">#</text:span><text:span text:style-name="T21">/etc/init.d/apache2 restart</text:span></text:p>
      <text:p text:style-name="P5">#cd /etc/init.d/ </text:p>
      <text:p text:style-name="Standard"><text:span text:style-name="T21">#rm -rf </text:span><text:a xlink:type="simple" xlink:href="../../../../../../E:%5CLINUX%5CINSTALAÇÃO%5Cconf%5Cnagios" text:style-name="ListLabel_20_3" text:visited-style-name="ListLabel_20_3"><text:span text:style-name="Internet_20_link"><text:span text:style-name="T4">nagios</text:span></text:span></text:a></text:p>
      <text:p text:style-name="P5">#chmod 755 nagios</text:p>
      <text:p text:style-name="P5"/>
      <text:p text:style-name="Standard"><text:a xlink:type="simple" xlink:href="https://www.youtube.com/redirect?event=video_description&amp;v=2Alb2yE6zWE&amp;q=http%3A%2F%2FIP%2Fnagios%2F&amp;redir_token=cMHVUydIyUwrt_W_JQNfg8z8yHh8MTUxNTA2NjgxMkAxNTE0OTgwNDEy" text:style-name="ListLabel_20_3" text:visited-style-name="ListLabel_20_3"><text:span text:style-name="Internet_20_link"><text:span text:style-name="T4">http://IP/nagios/</text:span></text:span></text:a></text:p>
      <text:p text:style-name="P5"/>
      <text:p text:style-name="P9">POSTFIX</text:p>
      <text:p text:style-name="P9">#apt install postfix mutt gpgsm </text:p>
      <text:p text:style-name="P9">#apt-mark auto gpgsm<text:tab/></text:p>
      <text:p text:style-name="P9"><text:s/>#cd /etc/postfix/ </text:p>
      <text:p text:style-name="Standard"><text:span text:style-name="T22">#vim </text:span><office:annotation office:name="__Annotation__980_278391781"><dc:creator>Paulo Roberto Bortolotto</dc:creator><dc:date>2018-01-03T12:16:00</dc:date><loext:sender-initials>PRB</loext:sender-initials><text:p>elayhost = [smtp.gmail.com]:587 </text:p><text:p>smtp_use_tls = yes</text:p><text:p>smtpd_tls_received_header = yes </text:p><text:p>smtp_sasl_auth_enable = yes </text:p><text:p>smtp_sasl_password_maps = hash:/etc/postfix/contagoogle </text:p><text:p>smtp_tls_CAfile = /etc/ssl/certs/ca-certificates.crt </text:p><text:p>smtp_sasl_security_options = </text:p><text:p>compatibility_level = 2 </text:p><text:p/></office:annotation><text:span text:style-name="T22">main</text:span><office:annotation-end office:name="__Annotation__980_278391781"/><text:span text:style-name="T22">.cf </text:span></text:p>
      <text:p text:style-name="Standard"><text:span text:style-name="T21">#vim </text:span><office:annotation office:name="__Annotation__987_278391781"><dc:creator>Paulo Roberto Bortolotto</dc:creator><dc:date>2018-01-03T12:16:00</dc:date><loext:sender-initials>PRB</loext:sender-initials><text:p>[smtp.gmail.com]:587 nagiosnapratica@gmail.com:SuaSenha</text:p></office:annotation><text:span text:style-name="T21">contagoogle</text:span><office:annotation-end office:name="__Annotation__987_278391781"/></text:p>
      <text:p text:style-name="P5"><text:soft-page-break/>#postmap contagoogle </text:p>
      <text:p text:style-name="P5">#/etc/init.d/postfix restart</text:p>
      <text:p text:style-name="P5">Testar</text:p>
      <text:p text:style-name="P5"># echo "teste1" | mail -s "teste1" nagiosnapratica@gmail.com ; tail -f /var/log/mail.log</text:p>
      <text:p text:style-name="Standard"><text:span text:style-name="Strong"><text:span text:style-name="T9">#echo 'Este é um email teste enviado para mim mesmo ;-)' | mutt -s 'teste para VOL' fenixinformatic@gmail.com</text:span></text:span></text:p>
      <text:p text:style-name="P5"/>
      <text:p text:style-name="P1">AJUSTES FINAIS</text:p>
      <text:p text:style-name="Standard"><text:span text:style-name="crayon-e"><text:span text:style-name="T6">#systemctl mask </text:span></text:span><text:span text:style-name="crayon-v"><text:span text:style-name="T6">ctrl</text:span></text:span><text:span text:style-name="crayon-o"><text:span text:style-name="T6">-</text:span></text:span><text:span text:style-name="crayon-v"><text:span text:style-name="T6">alt</text:span></text:span><text:span text:style-name="crayon-o"><text:span text:style-name="T6">-</text:span></text:span><text:span text:style-name="crayon-v"><text:span text:style-name="T6">del</text:span></text:span><text:span text:style-name="crayon-e"><text:span text:style-name="T6">.</text:span></text:span><office:annotation office:name="__Annotation__1035_278391781"><dc:creator>Paulo Roberto Bortolotto</dc:creator><dc:date>2018-01-26T17:14:00</dc:date><loext:sender-initials>PRB</loext:sender-initials><text:p>DESABILITA COMANDO</text:p></office:annotation><text:span text:style-name="crayon-e"><text:span text:style-name="T6">target</text:span></text:span><office:annotation-end office:name="__Annotation__1035_278391781"/></text:p>
      <text:p text:style-name="P1">#system daemon-reload</text:p>
      <text:p text:style-name="P1"/>
      <text:p text:style-name="P1">GRUB</text:p>
      <text:p text:style-name="Standard"><office:annotation office:name="__Annotation__1047_278391781"><dc:creator>Paulo Roberto Bortolotto</dc:creator><dc:date>2018-04-06T15:31:00</dc:date><loext:sender-initials>PRB</loext:sender-initials><text:p>Adiciona imagem no grub</text:p></office:annotation><text:span text:style-name="T1">#echo “GRUB_BACKGROUND=/home/fênix/grub.png” &gt;&gt; /etc/defaults/grub</text:span><office:annotation-end office:name="__Annotation__1047_278391781"/></text:p>
      <text:p text:style-name="P1">#update-grub</text:p>
      <text:p text:style-name="P1"/>
      <text:p text:style-name="P1">BACKUPS</text:p>
      <text:p text:style-name="P1">#apt install rsync</text:p>
      <text:p text:style-name="P1"/>
      <text:p text:style-name="P1"/>
      <text:p text:style-name="P1">SERVIDOR WEB e WORDPRESS</text:p>
      <text:p text:style-name="P6"/>
      <text:p text:style-name="P1"><text:soft-page-break/>#apt install apache2 libapache2-mod-php7.0 php7.0-mysql php7.0 mariadb-client mariadb-server phpmyadmin</text:p>
      <text:p text:style-name="P1"/>
      <text:p text:style-name="Standard"><text:span text:style-name="T1">#mariadb -u </text:span><office:annotation office:name="__Annotation__1080_278391781"><dc:creator>Paulo Roberto Bortolotto</dc:creator><dc:date>2018-04-17T14:05:00</dc:date><loext:sender-initials>PRB</loext:sender-initials><text:p>Altera senha usuário do banco de dados</text:p></office:annotation><text:span text:style-name="T1">root</text:span><text:bookmark text:name="_GoBack"/><office:annotation-end office:name="__Annotation__1080_278391781"/></text:p>
      <text:p text:style-name="P1">Use mysql;</text:p>
      <text:p text:style-name="P1">Update user set password=password(‘fenix.fen’) where user=’root’;</text:p>
      <text:p text:style-name="P1">Update user set plugin=”mysql_native_password”;</text:p>
      <text:p text:style-name="P1">Flush privileges;</text:p>
      <text:p text:style-name="P1">Quit;</text:p>
      <text:p text:style-name="P4"><text:span text:style-name="Strong"/></text:p>
      <text:p text:style-name="Standard"><text:span text:style-name="Strong"><text:span text:style-name="T7">#mysql -u root -p</text:span></text:span><text:span text:style-name="T5"><text:line-break/></text:span><text:span text:style-name="Strong"><text:span text:style-name="T7">mysql&gt; CREATE DATABASE wordpress;</text:span></text:span><text:span text:style-name="T5"><text:line-break/></text:span><text:span text:style-name="Strong"><text:span text:style-name="T7">mysql&gt; GRANT ALL PRIVILEGES ON wordpress.* TO fenix@localhost IDENTIFIED BY “f3n1x.f”;</text:span></text:span><text:span text:style-name="T5"><text:line-break/></text:span><text:span text:style-name="Strong"><text:span text:style-name="T7">mysql&gt; FLUSH PRIVILEGES;</text:span></text:span><text:span text:style-name="T5"><text:line-break/></text:span><text:span text:style-name="Strong"><text:span text:style-name="T7">mysql&gt; exit;</text:span></text:span></text:p>
      <text:p text:style-name="P1"/>
      <text:p text:style-name="P1">http://ipserver/phpmyadmin/</text:p>
      <text:p text:style-name="P1"/>
      <text:p text:style-name="P1">#wget http://wordprees.org/latest.tar.gz</text:p>
      <text:p text:style-name="P1">#tar zxvf last.tar.gz</text:p>
      <text:p text:style-name="Standard"><office:annotation><dc:creator>Paulo Roberto Bortolotto</dc:creator><dc:date>2018-03-15T15:42:00</dc:date><loext:sender-initials>PRB</loext:sender-initials><text:p>REMOVE USER DO DV</text:p></office:annotation><text:span text:style-name="T1">#Chown -R www-data /var/www/html/</text:span></text:p>
      <text:p text:style-name="P1">#vim /etc/apache2/sites-avaliable/cerbero.conf</text:p>
      <text:p text:style-name="P1">#a2ensite cerbero.conf</text:p>
      <text:p text:style-name="P1"/>
      <text:p text:style-name="P1"><text:soft-page-break/></text:p>
      <text:p text:style-name="P1">http://ipserver/wp-admin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Helvetica, sans-serif"/>
    <style:font-face style:name="lora" svg:font-family="lora, serif"/>
    <style:font-face style:name="monospace" svg:font-family="monospace"/>
    <style:font-face style:name="monospace1" svg:font-family="monospace, monospace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kw2" style:family="text" style:parent-style-name="Default_20_Paragraph_20_Font"/>
    <style:style style:name="re5" style:family="text" style:parent-style-name="Default_20_Paragraph_20_Font"/>
    <style:style style:name="co4" style:family="text" style:parent-style-name="Default_20_Paragraph_20_Font"/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y0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crayon-e" style:family="text" style:parent-style-name="Default_20_Paragraph_20_Font"/>
    <style:style style:name="crayon-v" style:family="text" style:parent-style-name="Default_20_Paragraph_20_Font"/>
    <style:style style:name="crayon-o" style:family="text" style:parent-style-name="Default_20_Paragraph_20_Font"/>
    <style:style style:name="token" style:family="text" style:parent-style-name="Default_20_Paragraph_20_Font"/>
    <style:style style:name="ListLabel_20_1" style:display-name="ListLabel 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Calibri Light" fo:font-family="'Calibri Light'" style:font-family-generic="roman" style:font-pitch="variable" fo:font-size="16pt" style:font-size-asian="16pt" style:font-name-complex="Calibri Light1" style:font-family-complex="'Calibri Light'" style:font-family-generic-complex="system" style:font-pitch-complex="variable" style:font-size-complex="16pt"/>
    </style:style>
    <style:style style:name="ListLabel_20_3" style:display-name="ListLabel 3" style:family="text">
      <style:text-properties style:font-name="Calibri Light" fo:font-family="'Calibri Light'" style:font-family-generic="roman" style:font-pitch="variable" fo:font-size="16pt" fo:background-color="#ffffff" style:font-size-asian="16pt" style:font-name-complex="Calibri Light1" style:font-family-complex="'Calibri Light'" style:font-family-generic-complex="system" style:font-pitch-complex="variable" style:font-size-complex="16pt"/>
    </style:style>
    <style:style style:name="ListLabel_20_4" style:display-name="ListLabel 4" style:family="text"/>
    <style:style style:name="ListLabel_20_5" style:display-name="ListLabel 5" style:family="text">
      <style:text-properties style:font-name="Calibri Light" fo:font-family="'Calibri Light'" style:font-family-generic="roman" style:font-pitch="variable" fo:font-size="16pt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ListLabel_20_6" style:display-name="ListLabel 6" style:family="text">
      <style:text-properties style:font-name="Arial" fo:font-family="Arial" style:font-family-generic="roman" style:font-pitch="variable" fo:font-size="10.5pt" fo:background-color="#ffffff" style:font-size-asian="10.5pt" style:font-name-complex="Arial1" style:font-family-complex="Arial" style:font-family-generic-complex="system" style:font-pitch-complex="variable" style:font-size-complex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Roberto Bortolotto</meta:initial-creator>
    <meta:editing-cycles>10</meta:editing-cycles>
    <meta:creation-date>2018-05-15T13:43:00</meta:creation-date>
    <dc:date>2019-09-04T13:13:30.936524979</dc:date>
    <meta:editing-duration>P1DT1H35M39S</meta:editing-duration>
    <meta:generator>LibreOffice/6.0.7.3$Linux_X86_64 LibreOffice_project/00m0$Build-3</meta:generator>
    <meta:document-statistic meta:table-count="0" meta:image-count="0" meta:object-count="0" meta:page-count="10" meta:paragraph-count="175" meta:word-count="668" meta:character-count="5709" meta:non-whitespace-character-count="51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